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3970"/>
    </style:style>
    <style:style style:name="P2" style:family="paragraph" style:parent-style-name="Standard">
      <style:paragraph-properties fo:break-before="page"/>
      <style:text-properties style:font-name="Arial1" style:text-underline-style="solid" style:text-underline-width="auto" style:text-underline-color="font-color" fo:font-weight="bold" officeooo:rsid="000d3970" officeooo:paragraph-rsid="000d3970" style:font-weight-asian="bold" style:font-weight-complex="bold"/>
    </style:style>
    <style:style style:name="P3" style:family="paragraph" style:parent-style-name="Standard">
      <style:text-properties style:font-name="Arial1" style:text-underline-style="solid" style:text-underline-width="auto" style:text-underline-color="font-color" fo:font-weight="bold" officeooo:rsid="000d3970" officeooo:paragraph-rsid="000d3970" style:font-weight-asian="bold" style:font-weight-complex="bold"/>
    </style:style>
    <style:style style:name="P4" style:family="paragraph" style:parent-style-name="Text_20_body">
      <style:text-properties officeooo:paragraph-rsid="000d3970"/>
    </style:style>
    <style:style style:name="P5" style:family="paragraph" style:parent-style-name="Text_20_body">
      <style:text-properties style:font-name="Arial1"/>
    </style:style>
    <style:style style:name="P6" style:family="paragraph" style:parent-style-name="Text_20_body">
      <style:text-properties style:font-name="Arial1" style:text-underline-style="none" fo:font-weight="normal" officeooo:rsid="000d3970" officeooo:paragraph-rsid="000d3970" style:font-weight-asian="normal" style:font-weight-complex="normal"/>
    </style:style>
    <style:style style:name="T1" style:family="text">
      <style:text-properties officeooo:rsid="000d3970"/>
    </style:style>
    <style:style style:name="T2" style:family="text">
      <style:text-properties style:font-name="Arial1"/>
    </style:style>
    <style:style style:name="T3" style:family="text">
      <style:text-properties style:font-name="Arial1" officeooo:rsid="000d3970"/>
    </style:style>
    <style:style style:name="T4" style:family="text">
      <style:text-properties style:font-name="Arial1" style:text-underline-style="solid" style:text-underline-width="auto" style:text-underline-color="font-color" officeooo:rsid="000d3970"/>
    </style:style>
    <style:style style:name="T5" style:family="text">
      <style:text-properties style:font-name="Arial1" style:text-underline-style="solid" style:text-underline-width="auto" style:text-underline-color="font-color" fo:font-weight="bold" officeooo:rsid="000d397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Initial Post</text:span><text:span text:style-name="T3"><text:line-break/><text:line-break/></text:span><text:span text:style-name="T2">The </text:span><text:span text:style-name="Emphasis"><text:span text:style-name="T2">Case Study: Automated Active Response Weaponry</text:span></text:span><text:span text:style-name="T2"> presents Q Industries as “an international defence contractor that specialises in autonomous vehicles” which initially deployed “bomb-defusing robots and crowd-monitoring drones” before moving to “automated non-lethal responses, such as tear gas, pepper spray, or acoustic weapons” and then exploring “lethal responses of varying scales” at the behest of governments. Under the ACM Code of Ethics, Principle 1.2 mandates that any system “designed with the intention of causing harm must be ethically justified and must minimise unintended harm” (ACM, 2020). By advancing from passive to active weaponry without robust safeguards, Q fails to satisfy this requirement. Moreover, Principle 1.1 requires respect for “basic human rights such as privacy, freedom of speech, and access to information”; the use of facial recognition to identify and target protesters directly contravenes these rights (Corfield, 2022).</text:span></text:p>
      <text:p text:style-name="P5"><text:bookmark text:name="yui_3_17_2_1_1756655556003_294"/>The engineers’ resignation is consistent with Principle 1.7 (honesty) and Principle 2.7 (responsibility to report code violations). Their intention to “speak out publicly” is justified when systems pose significant public risk (Gotterbarn, Miller and Rogerson, 2020). Conversely, Q’s lawsuit under confidentiality agreements aligns with Principle 2.3 (respect for property), yet conflicts with the Code’s Preamble, which places “public good” above corporate interests.</text:p>
      <text:p text:style-name="P5">The BCS Code of Conduct similarly emphasises “honesty and integrity” and obliges members to “consider the wider impact of their work” (BCS, 2023). Unlike the ACM Code, the BCS Code explicitly requires compliance with jurisdictional legal frameworks, strengthening the argument against Q’s secret lethal-weapon developments for governments with poor human-rights records. Both codes would condemn deploying weaponised AI without due process, but the BCS Code adds clarity on legal accountability. Q’s leadership, by prioritising profit and political favour over public welfare, undermines professional integrity and the core tenets of both ACM and BCS ethical standards.</text:p>
      <text:p text:style-name="P5">In conclusion, both the ACM and BCS codes converge on the principle that computing professionals must prioritise the public good and legal accountability over commercial or political expediency, and Q Industries’ actions fall demonstrably short of these obligations.</text:p>
      <text:p text:style-name="P4"><text:span text:style-name="Strong_20_Emphasis"><text:span text:style-name="T2"/></text:span></text:p>
      <text:p text:style-name="Text_20_body"><text:span text:style-name="Strong_20_Emphasis"><text:span text:style-name="T2">References</text:span></text:span></text:p>
      <text:p text:style-name="Text_20_body"><text:span text:style-name="T2">ACM (2020) </text:span><text:span text:style-name="Emphasis"><text:span text:style-name="T2">ACM Code of Ethics and Professional Conduct</text:span></text:span><text:span text:style-name="T2">. Available at: https://www.acm.org/code-of-ethics (Accessed: 6 August 2025).</text:span></text:p>
      <text:p text:style-name="Text_20_body"><text:span text:style-name="T2">BCS (2023) </text:span><text:span text:style-name="Emphasis"><text:span text:style-name="T2">BCS Code of Conduct and Code of Ethics</text:span></text:span><text:span text:style-name="T2">. Available at: https://www.bcs.org/membership/becoming-a-member/codes-of-conduct/ (Accessed: 6 August 2025).</text:span></text:p>
      <text:p text:style-name="Text_20_body"><text:span text:style-name="T2">Corfield, A. (2022) ‘Autonomous weapons and the ethics of accountability’, </text:span><text:span text:style-name="Emphasis"><text:span text:style-name="T2">Journal of Military Ethics</text:span></text:span><text:span text:style-name="T2">, 21(3), pp. 177–192.</text:span></text:p>
      <text:p text:style-name="Text_20_body"><text:span text:style-name="T2">Gotterbarn, D., Miller, K. and Rogerson, S. (2020) ‘Responsible computing: A revised ethical code for the digital age’, </text:span><text:span text:style-name="Emphasis"><text:span text:style-name="T2">Communications of the ACM</text:span></text:span><text:span text:style-name="T2">, 63(12), pp. 28–31.</text:span><text:span text:style-name="T3"><text:line-break/><text:line-break/></text:span></text:p>
      <text:p text:style-name="P2">Summary Post</text:p>
      <text:p text:style-name="P3"/>
      <text:p text:style-name="P6">The Q Industries case exemplifies the ethical challenges posed by autonomous weapons, particularly as systems transition from defensive to offensive applications. My initial analysis argued that Q’s deployment of facial recognition against protesters contravenes ACM Principle 1.1 on human rights (ACM, 2018, sec. 1.1), while escalation to lethal systems without safeguards breaches Principle 1.2 (ACM, 2018, sec. 1.2). The engineers’ resignations and whistleblowing aligned with their duty under Principles 1.7 and 2.7 to prioritise public welfare, even when confidentiality obligations were at stake.</text:p>
      <text:p text:style-name="P5">Peers extended this discussion in valuable ways. Abdulhakim (2025) highlighted the tension between intellectual property rights (ACM, 2018, sec. 2.3) and the protection of the public good, raising the question of whether more explicit professional guidance is needed on mandatory whistleblowing. Opeyemi (2025) introduced evidence of algorithmic bias in facial recognition, with error rates disproportionately affecting marginalised groups (ACLU-MN, 2024), and stressed the importance of meaningful human oversight (Human Rights Watch &amp; Harvard Law School, 2025). He also linked these concerns to international safeguards such as the UN Convention on Certain Conventional Weapons (United Nations Office for Disarmament Affairs, 2001). Guilherme (2025) broadened the scope, drawing on historical precedents such as the Pugwash Conferences (Rotblat, 1999, p. 1475) and pointing to governance initiatives, including IEEE standards (IEEE, 2021, p. 3), and advocacy movements, like the Campaign to Stop Killer Robots (Wareham, 2020).</text:p>
      <text:p text:style-name="P5">Together, the discussion emphasised the dual-use dilemma (MacKenzie, 1993, p. 15) and the limitations of existing professional codes. The Q Industries case highlights the urgent need for more explicit whistleblower protections, stronger accountability mechanisms, and collective ethical frameworks to ensure that computing professionals uphold the public good and human rights in contexts with global security implications.</text:p>
      <text:p text:style-name="Text_20_body"><text:span text:style-name="T2"><text:line-break/></text:span><text:span text:style-name="Strong_20_Emphasis"><text:span text:style-name="T2">References</text:span></text:span></text:p>
      <text:p text:style-name="Text_20_body"><text:span text:style-name="T2">ACLU-MN (2024) ‘Biased technology: The automated discrimination of facial recognition’, </text:span><text:span text:style-name="Emphasis"><text:span text:style-name="T2">ACLU of Minnesota</text:span></text:span><text:span text:style-name="T2">, 29 February. Available at: </text:span><text:a xlink:type="simple" xlink:href="https://www.aclu-mn.org/en/news/biased-technology-automated-discrimination-facial-recognition?utm_source=chatgpt.com" text:style-name="Internet_20_link" text:visited-style-name="Visited_20_Internet_20_Link"><text:span text:style-name="T2">https://www.aclu-mn.org/en/news/biased-technology-automated-discrimination-facial-recognition</text:span></text:a><text:span text:style-name="T2"> (Accessed: 10 August 2025).</text:span></text:p>
      <text:p text:style-name="Text_20_body"><text:span text:style-name="T2">ACM (2018) </text:span><text:span text:style-name="Emphasis"><text:span text:style-name="T2">Code of Ethics and Professional Conduct</text:span></text:span><text:span text:style-name="T2">. Association for Computing Machinery. Available at: </text:span><text:a xlink:type="simple" xlink:href="https://www.acm.org/code-of-ethics?utm_source=chatgpt.com" text:style-name="Internet_20_link" text:visited-style-name="Visited_20_Internet_20_Link"><text:span text:style-name="T2">https://www.acm.org/code-of-ethics</text:span></text:a><text:span text:style-name="T2"> (Accessed: 31 August 2025).</text:span></text:p>
      <text:p text:style-name="Text_20_body"><text:span text:style-name="T2">Abdulhakim Bashir (2025) </text:span><text:span text:style-name="Emphasis"><text:span text:style-name="T2">Response to Unit 1 Discussion Forum on Q Industries</text:span></text:span><text:span text:style-name="T2">. Forum post submitted to the University of Essex Online, 7 August.</text:span></text:p>
      <text:p text:style-name="Text_20_body"><text:span text:style-name="T2">BCS (2022) </text:span><text:span text:style-name="Emphasis"><text:span text:style-name="T2">BCS Code of Conduct for Members – Ethics for IT Professionals</text:span></text:span><text:span text:style-name="T2">. Swindon: The Chartered Institute for IT. Available at: </text:span><text:a xlink:type="simple" xlink:href="https://www.bcs.org/membership/becoming-a-member/codes-of-conduct/?utm_source=chatgpt.com" text:style-name="Internet_20_link" text:visited-style-name="Visited_20_Internet_20_Link"><text:span text:style-name="T2">https://www.bcs.org/membership/becoming-a-member/codes-of-conduct/</text:span></text:a><text:span text:style-name="T2"> (Accessed: 31 August 2025).</text:span></text:p>
      <text:p text:style-name="Text_20_body"><text:span text:style-name="T2">Guilherme Pessoa-Amorim (2025) </text:span><text:span text:style-name="Emphasis"><text:span text:style-name="T2">Response to Unit 1 Discussion Forum on Q Industries</text:span></text:span><text:span text:style-name="T2">. Forum post submitted to the University of Essex Online, 31 August.</text:span></text:p>
      <text:p text:style-name="Text_20_body"><text:span text:style-name="T2">Human Rights Watch &amp; Harvard Law School’s International Human Rights Clinic (2025) ‘Killer robots threaten human rights during war, peace’, </text:span><text:span text:style-name="Emphasis"><text:span text:style-name="T2">Human Rights Watch</text:span></text:span><text:span text:style-name="T2">, 28 April. </text:span><text:soft-page-break/><text:span text:style-name="T2">Available at: </text:span><text:a xlink:type="simple" xlink:href="https://text.hrw.org/news/2025/04/28/killer-robots-threaten-human-rights-during-war-peace?utm_source=chatgpt.com" text:style-name="Internet_20_link" text:visited-style-name="Visited_20_Internet_20_Link"><text:span text:style-name="T2">https://text.hrw.org/news/2025/04/28/killer-robots-threaten-human-rights-during-war-peace</text:span></text:a><text:span text:style-name="T2"> (Accessed: 10 August 2025).</text:span></text:p>
      <text:p text:style-name="Text_20_body"><text:span text:style-name="T2">IEEE (2021) </text:span><text:span text:style-name="Emphasis"><text:span text:style-name="T2">IEEE Standard for Transparency of Autonomous Systems (IEEE 2857-2021)</text:span></text:span><text:span text:style-name="T2">. Piscataway, NJ: IEEE Standards Association, p. 3. Available at: </text:span><text:a xlink:type="simple" xlink:href="https://standards.ieee.org/ieee/7001/6929/?utm_source=chatgpt.com" text:style-name="Internet_20_link" text:visited-style-name="Visited_20_Internet_20_Link"><text:span text:style-name="T2">https://standards.ieee.org/ieee/7001/6929/</text:span></text:a><text:span text:style-name="T2"> (Accessed: 31 August 2025).</text:span></text:p>
      <text:p text:style-name="Text_20_body"><text:span text:style-name="T2">MacKenzie, D. (1993) </text:span><text:span text:style-name="Emphasis"><text:span text:style-name="T2">Inventing Accuracy: A Historical Sociology of Nuclear Missile Guidance</text:span></text:span><text:span text:style-name="T2">. Cambridge, MA: MIT Press, p. 15.</text:span></text:p>
      <text:p text:style-name="Text_20_body"><text:span text:style-name="T2">Opeyemi Adeniran (2025) </text:span><text:span text:style-name="Emphasis"><text:span text:style-name="T2">Response to Unit 1 Discussion Forum on Q Industries</text:span></text:span><text:span text:style-name="T2">. Forum post submitted to the University of Essex Online, 11 August.</text:span></text:p>
      <text:p text:style-name="Text_20_body"><text:span text:style-name="T2">Rotblat, J. (1999) ‘A Hippocratic Oath for Scientists’, </text:span><text:span text:style-name="Emphasis"><text:span text:style-name="T2">Science</text:span></text:span><text:span text:style-name="T2">, 286(5444), p. 1475. Available at: </text:span><text:a xlink:type="simple" xlink:href="https://doi.org/10.1126/science.286.5444.1475?utm_source=chatgpt.com" text:style-name="Internet_20_link" text:visited-style-name="Visited_20_Internet_20_Link"><text:span text:style-name="T2">https://doi.org/10.1126/science.286.5444.1475</text:span></text:a><text:span text:style-name="T2"> (Accessed: 31 August 2025).</text:span></text:p>
      <text:p text:style-name="Text_20_body"><text:span text:style-name="T2">United Nations Office for Disarmament Affairs (2001) </text:span><text:span text:style-name="Emphasis"><text:span text:style-name="T2">The Convention on Certain Conventional Weapons</text:span></text:span><text:span text:style-name="T2">. Available at: </text:span><text:a xlink:type="simple" xlink:href="https://disarmament.unoda.org/the-convention-on-certain-conventional-weapons/?utm_source=chatgpt.com" text:style-name="Internet_20_link" text:visited-style-name="Visited_20_Internet_20_Link"><text:span text:style-name="T2">https://disarmament.unoda.org/the-convention-on-certain-conventional-weapons/</text:span></text:a><text:span text:style-name="T2"> (Accessed: 31 August 2025).</text:span></text:p>
      <text:p text:style-name="Text_20_body"><text:span text:style-name="T2">Wareham, M. (2020) ‘Stopping Killer Robots’, </text:span><text:span text:style-name="Emphasis"><text:span text:style-name="T2">Human Rights Watch</text:span></text:span><text:span text:style-name="T2"> [Preprint]. Available at: </text:span><text:a xlink:type="simple" xlink:href="https://www.hrw.org/report/2020/08/10/stopping-killer-robots/country-positions-banning-fully-autonomous-weapons-and?utm_source=chatgpt.com" text:style-name="Internet_20_link" text:visited-style-name="Visited_20_Internet_20_Link"><text:span text:style-name="T2">https://www.hrw.org/report/2020/08/10/stopping-killer-robots/country-positions-banning-fully-autonomous-weapons-and</text:span></text:a><text:span text:style-name="T2">(Accessed: 31 August 2025).</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31T17:52:25.437000000</meta:creation-date>
    <dc:date>2025-08-31T17:55:47.363000000</dc:date>
    <meta:editing-duration>PT3M23S</meta:editing-duration>
    <meta:editing-cycles>1</meta:editing-cycles>
    <meta:document-statistic meta:table-count="0" meta:image-count="0" meta:object-count="0" meta:page-count="3" meta:paragraph-count="26" meta:word-count="961" meta:character-count="7389" meta:non-whitespace-character-count="6451"/>
    <meta:generator>LibreOffice/7.5.2.2$Windows_X86_64 LibreOffice_project/53bb9681a964705cf672590721dbc85eb4d0c3a2</meta:generator>
  </office:meta>
</office:document-meta>
</file>